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E000000509DB7C1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13cm" fo:margin-left="-0.413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0.714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799cm"/>
    </style:style>
    <style:style style:name="Table1.G" style:family="table-column">
      <style:table-column-properties style:column-width="3.307cm"/>
    </style:style>
    <style:style style:name="Table1.H" style:family="table-column">
      <style:table-column-properties style:column-width="3.985cm"/>
    </style:style>
    <style:style style:name="Table1.1" style:family="table-row">
      <style:table-row-properties style:min-row-height="0.741cm"/>
    </style:style>
    <style:style style:name="Table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bottom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-3.752cm" fo:margin-right="0cm" fo:line-height="150%" fo:text-align="end" style:justify-single-word="false" fo:text-indent="0cm" style:auto-text-indent="false"/>
      <style:text-properties fo:font-size="6pt" fo:font-weight="bold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officeooo:rsid="001f5d92" officeooo:paragraph-rsid="001f5d92"/>
    </style:style>
    <style:style style:name="P7" style:family="paragraph" style:parent-style-name="Table_20_Contents">
      <style:text-properties fo:font-size="10pt" officeooo:rsid="001f5d92" officeooo:paragraph-rsid="001f5d92" style:font-size-asian="10pt" style:font-size-complex="10pt"/>
    </style:style>
    <style:style style:name="P8" style:family="paragraph" style:parent-style-name="Table_20_Contents">
      <style:text-properties fo:font-size="10pt" fo:font-weight="bold" officeooo:rsid="001f5d92" officeooo:paragraph-rsid="001f5d9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1f5d92" officeooo:paragraph-rsid="001f5d92" style:font-weight-asian="bold" style:font-weight-complex="bold"/>
    </style:style>
    <style:style style:name="P10" style:family="paragraph" style:parent-style-name="Table_20_Contents">
      <style:text-properties fo:font-size="11pt" fo:font-weight="bold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fo:font-size="6pt" fo:font-weight="normal" officeooo:paragraph-rsid="001f5d92" style:font-size-asian="6pt" style:font-weight-asian="normal" style:font-size-complex="6pt" style:font-weight-complex="normal"/>
    </style:style>
    <style:style style:name="P12" style:family="paragraph" style:parent-style-name="Standard">
      <style:text-properties fo:font-size="6pt" fo:font-weight="normal" officeooo:rsid="001f5d92" officeooo:paragraph-rsid="001f5d92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8pt" fo:font-weight="normal" officeooo:rsid="0020dbfc" officeooo:paragraph-rsid="0020dbfc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d92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3">| <text:span text:style-name="T1">001-9</text:span>|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10">{{codigo_linha_digitavel}}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LOCAL DE PAGAMENTO:</text:p>
            <text:p text:style-name="P1">Pagável em qualquer banco até o vencimen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><text:span text:style-name="T2">VENCIMENTO</text:span></text:p>
            <text:p text:style-name="P7"/>
          </table:table-cell>
        </table:table-row>
        <table:table-row>
          <table:table-cell table:style-name="Table1.A10" table:number-columns-spanned="7" office:value-type="string">
            <text:p text:style-name="P12">CEDENTE</text:p>
            <text:p text:style-name="P1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AGÊNCIA/CÓDIGO CEDENTE</text:p>
          </table:table-cell>
        </table:table-row>
        <table:table-row>
          <table:table-cell table:style-name="Table1.A5" office:value-type="string">
            <text:p text:style-name="P12">DATA DO DOCUMENTO</text:p>
          </table:table-cell>
          <table:table-cell table:style-name="Table1.B4" table:number-columns-spanned="2" office:value-type="string">
            <text:p text:style-name="P12">NÚMERO DO DOCUMENTO</text:p>
          </table:table-cell>
          <table:covered-table-cell/>
          <table:table-cell table:style-name="Table1.D4" table:number-columns-spanned="2" office:value-type="string">
            <text:p text:style-name="P12">ESPÉCIE DOCUM.</text:p>
          </table:table-cell>
          <table:covered-table-cell/>
          <table:table-cell table:style-name="Table1.F4" office:value-type="string">
            <text:p text:style-name="P12">ACEITE</text:p>
          </table:table-cell>
          <table:table-cell table:style-name="Table1.G5" office:value-type="string">
            <text:p text:style-name="P12">DATA DE PROCESSAMENTO</text:p>
          </table:table-cell>
          <table:table-cell table:style-name="Table1.H10" office:value-type="string">
            <text:p text:style-name="P12">NOSSO NÚMERO</text:p>
            <text:p text:style-name="P12"/>
            <text:p text:style-name="P13">{{ nosso_numero }}</text:p>
          </table:table-cell>
        </table:table-row>
        <table:table-row>
          <table:table-cell table:style-name="Table1.A5" office:value-type="string">
            <text:p text:style-name="P12">USO DO BANCO</text:p>
          </table:table-cell>
          <table:table-cell table:style-name="Table1.B5" office:value-type="string">
            <text:p text:style-name="P12">CARTEIRA</text:p>
          </table:table-cell>
          <table:table-cell table:style-name="Table1.C5" office:value-type="string">
            <text:p text:style-name="P12">ESPÉCIE MOEDA</text:p>
          </table:table-cell>
          <table:table-cell table:style-name="Table1.D5" table:number-columns-spanned="3" office:value-type="string">
            <text:p text:style-name="P12">QUANTIDADE</text:p>
          </table:table-cell>
          <table:covered-table-cell/>
          <table:covered-table-cell/>
          <table:table-cell table:style-name="Table1.G5" office:value-type="string">
            <text:p text:style-name="P12">VALOR</text:p>
          </table:table-cell>
          <table:table-cell table:style-name="Table1.H10" office:value-type="string">
            <text:p text:style-name="P12">1 (=) VALOR DOCUMENTO</text:p>
            <text:p text:style-name="P12"/>
            <text:p text:style-name="P12"/>
          </table:table-cell>
        </table:table-row>
        <table:table-row>
          <table:table-cell table:style-name="Table1.A10" table:number-rows-spanned="5" table:number-columns-spanned="7" office:value-type="string">
            <text:p text:style-name="P6">INSTRUÇÕES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  <text:p text:style-name="P8">Governo Federal – Guia de Recolhimento da União. GRU - Cobranç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2 (-) DESCONTO/ABATIMENTO</text:p>
            <text:p text:style-name="P12"/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3 (-) OUTRAS DEDUÇÕES</text:p>
            <text:p text:style-name="P12"/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4 (+) MORA/MULTA</text:p>
            <text:p text:style-name="P12"/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5 (+) OUTROS ACRÉSCIMOS</text:p>
            <text:p text:style-name="P12"/>
            <text:p text:style-name="P12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P12">6 (=) VALOR COBRADO</text:p>
            <text:p text:style-name="P12"/>
            <text:p text:style-name="P12"/>
          </table:table-cell>
        </table:table-row>
        <table:table-row>
          <table:table-cell table:style-name="Table1.A13" table:number-columns-spanned="8" office:value-type="string">
            <text:p text:style-name="P12">SACADO</text:p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P4">AUTENTICAÇÃO MECÂ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8" office:value-type="string">
            <text:p text:style-name="Table_20_Contents"><draw:frame draw:style-name="fr1" draw:name="graphics2" text:anchor-type="paragraph" svg:width="17cm" svg:height="1.813cm" draw:z-index="0"><draw:image xlink:href="Pictures/10000201000002EE000000509DB7C132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denilson </meta:initial-creator>
    <meta:creation-date>2015-09-04T09:51:46</meta:creation-date>
    <dc:date>2016-04-27T21:43:19.281425429</dc:date>
    <meta:editing-duration>PT1H54M27S</meta:editing-duration>
    <meta:editing-cycles>19</meta:editing-cycles>
    <meta:generator>LibreOffice/4.3.3.2$Linux_X86_64 LibreOffice_project/430m0$Build-2</meta:generator>
    <dc:creator>waldenilson </dc:creator>
    <meta:document-statistic meta:table-count="1" meta:image-count="1" meta:object-count="0" meta:page-count="1" meta:paragraph-count="29" meta:word-count="78" meta:character-count="515" meta:non-whitespace-character-count="465"/>
  </office:meta>
</office:document-meta>
</file>